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Pictures/10000201000006CB000003E6835DAE499DF01AF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URW Gothic L" svg:font-family="'URW Gothic L'" style:font-adornments="Book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9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18pt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8pt" fo:text-shadow="none" style:text-underline-style="none"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text-align="start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" fo:font-size="18pt" style:text-underline-style="none"/>
    </style:style>
    <style:style style:name="P12" style:family="paragraph">
      <style:paragraph-properties fo:margin-left="1.27cm" fo:margin-right="0cm" fo:margin-top="0cm" fo:margin-bottom="0cm" fo:text-align="center" fo:text-indent="-1.27cm" style:text-autospace="none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18pt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style:font-name="Segoe UI" fo:font-size="18pt" fo:font-style="normal" style:text-underline-style="none" style:font-style-asian="normal" style:font-style-complex="normal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language="en" fo:country="US" fo:font-style="normal" fo:text-shadow="none" style:text-underline-style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4" style:family="text">
      <style:text-properties fo:color="#000000" style:font-name="Segoe UI" fo:font-size="24pt" fo:language="en" fo:country="US" fo:font-style="normal" fo:text-shadow="none" style:text-underline-style="none" fo:font-weight="bold" style:font-name-asian="Segoe UI1" style:font-size-asian="24pt" style:font-style-asian="normal" style:font-weight-asian="bold" style:font-name-complex="Segoe UI1" style:font-size-complex="24pt" style:font-style-complex="normal" style:font-weight-complex="bold"/>
    </style:style>
    <style:style style:name="T5" style:family="text">
      <style:text-properties fo:color="#000000" style:font-name="Segoe UI" fo:font-size="18pt" fo:language="en" fo:country="US" fo:font-style="normal" fo:text-shadow="none" style:text-underline-style="none" fo:font-weight="bold" style:font-name-asian="Segoe UI1" style:font-size-asian="18pt" style:font-style-asian="normal" style:font-weight-asian="bold" style:font-name-complex="Segoe UI1" style:font-size-complex="18pt" style:font-style-complex="normal" style:font-weight-complex="bold"/>
    </style:style>
    <style:style style:name="T6" style:family="text">
      <style:text-properties fo:color="#ffffff" style:font-name="Segoe UI" fo:font-size="18pt" fo:language="en" fo:country="US" fo:text-shadow="1pt 1pt" fo:font-weight="normal" style:font-name-asian="Segoe UI1" style:font-size-asian="18pt" style:font-weight-asian="normal" style:font-name-complex="Segoe UI1" style:font-size-complex="18pt" style:font-weight-complex="normal"/>
    </style:style>
    <style:style style:name="T7" style:family="text">
      <style:text-properties fo:color="#000000" style:font-name="Segoe UI" fo:font-size="20pt" fo:language="en" fo:country="US" fo:font-style="normal" fo:text-shadow="none" style:text-underline-style="none" fo:font-weight="bold" style:font-name-asian="Segoe UI1" style:font-size-asian="20pt" style:font-style-asian="normal" style:font-weight-asian="bold" style:font-name-complex="Segoe UI1" style:font-size-complex="20pt" style:font-style-complex="normal" style:font-weight-complex="bold"/>
    </style:style>
    <style:style style:name="T8" style:family="text">
      <style:text-properties fo:color="#000000" style:font-name="Segoe UI Semibold" fo:font-size="20pt" fo:language="en" fo:country="US" fo:font-style="normal" fo:text-shadow="none" style:text-underline-style="none" fo:font-weight="bold" style:font-name-asian="Segoe UI1" style:font-size-asian="20pt" style:font-style-asian="normal" style:font-weight-asian="bold" style:font-name-complex="Segoe UI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4.13cm" svg:height="3.316cm" svg:x="2.032cm" svg:y="0.748cm">
          <draw:text-box>
            <text:p text:style-name="P1"><text:span text:style-name="T1">HYMN #387</text:span></text:p>
            <text:p text:style-name="P1"><text:span text:style-name="T2">“</text:span><text:span text:style-name="T2">Joy to the World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office:forms form:automatic-focus="false" form:apply-design-mode="false"/>
        <draw:frame draw:style-name="gr3" draw:text-style-name="P5" draw:layer="layout" svg:width="24.892cm" svg:height="5.321cm" svg:x="1.524cm" svg:y="0.873cm">
          <draw:text-box>
            <text:p text:style-name="P4"><text:span text:style-name="T3">1. Joy to the world, the Lord is come!</text:span><text:span text:style-name="T3"><text:line-break/></text:span><text:span text:style-name="T3">Let earth receive her King;</text:span><text:span text:style-name="T3"><text:line-break/></text:span><text:span text:style-name="T3">Let ev’ry heart prepare Him ro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office:forms form:automatic-focus="false" form:apply-design-mode="false"/>
        <draw:frame draw:style-name="gr4" draw:text-style-name="P6" draw:layer="layout" svg:width="25.908cm" svg:height="6.239cm" svg:x="1.016cm" svg:y="1.381cm">
          <draw:text-box>
            <text:p text:style-name="P4"><text:span text:style-name="T3">And heav’n and nature sing,</text:span><text:span text:style-name="T3"><text:line-break/></text:span><text:span text:style-name="T3">And heav’n and nature sing,</text:span><text:span text:style-name="T3"><text:line-break/></text:span><text:span text:style-name="T3">And heav’n, and heav’n and nature s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office:forms form:automatic-focus="false" form:apply-design-mode="false"/>
        <draw:frame draw:style-name="gr5" draw:text-style-name="P5" draw:layer="layout" svg:width="25.146cm" svg:height="7.011cm" svg:x="1.524cm" svg:y="1.016cm">
          <draw:text-box>
            <text:p text:style-name="P4"><text:span text:style-name="T4">2.</text:span><text:span text:style-name="T3"> Joy to the earth, the Savior reigns!</text:span><text:span text:style-name="T3"><text:line-break/></text:span><text:span text:style-name="T3">Let men their songs employ,</text:span><text:span text:style-name="T3"><text:line-break/></text:span><text:span text:style-name="T3">While fields and floods, </text:span></text:p>
            <text:p text:style-name="P4"><text:span text:style-name="T3">rocks, hills, and plai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office:forms form:automatic-focus="false" form:apply-design-mode="false"/>
        <draw:frame draw:style-name="gr3" draw:text-style-name="P5" draw:layer="layout" svg:width="25.146cm" svg:height="5.321cm" svg:x="1.524cm" svg:y="1.016cm">
          <draw:text-box>
            <text:p text:style-name="P4"><text:span text:style-name="T3">Repeat the sounding joy,</text:span></text:p>
            <text:p text:style-name="P4"><text:span text:style-name="T3">Repeat the sounding joy,</text:span></text:p>
            <text:p text:style-name="P4"><text:span text:style-name="T3">Repeat, repeat the sounding jo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>
        <office:forms form:automatic-focus="false" form:apply-design-mode="false"/>
        <draw:frame draw:style-name="gr3" draw:text-style-name="P8" draw:layer="layout" svg:width="25.146cm" svg:height="5.321cm" svg:x="1.524cm" svg:y="0.873cm">
          <draw:text-box>
            <text:p text:style-name="P7"><text:span text:style-name="T4">3.</text:span><text:span text:style-name="T3"> No more let sins and sorrows grow</text:span><text:span text:style-name="T3"><text:line-break/></text:span><text:span text:style-name="T3">Nor thorns infest the ground;</text:span><text:span text:style-name="T3"><text:line-break/></text:span><text:span text:style-name="T3">He comes to make His blessings flow</text:span><text:span text:style-name="T5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>
        <office:forms form:automatic-focus="false" form:apply-design-mode="false"/>
        <draw:frame draw:style-name="gr6" draw:text-style-name="P11" draw:layer="layout" svg:width="25.146cm" svg:height="6.168cm" svg:x="1.524cm" svg:y="0.948cm">
          <draw:text-box>
            <text:p text:style-name="P7"><text:span text:style-name="T3">Far as the curse is found,</text:span><text:span text:style-name="T3"><text:line-break/></text:span><text:span text:style-name="T3">Far as the curse is found,</text:span><text:span text:style-name="T3"><text:line-break/></text:span><text:span text:style-name="T3">Far as, far as the curse is found.</text:span></text:p>
            <text:p text:style-name="P10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8">
        <office:forms form:automatic-focus="false" form:apply-design-mode="false"/>
        <draw:frame draw:style-name="gr3" draw:text-style-name="P13" draw:layer="layout" svg:width="25.654cm" svg:height="5.321cm" svg:x="1.016cm" svg:y="0.873cm">
          <draw:text-box>
            <text:p text:style-name="P12"><text:span text:style-name="T4">4.</text:span><text:span text:style-name="T3"> He rules the world with truth and grace</text:span></text:p>
            <text:p text:style-name="P12"><text:span text:style-name="T3">And makes the nations prove</text:span></text:p>
            <text:p text:style-name="P12"><text:span text:style-name="T3">The glories of His righteousness</text:span><text:span text:style-name="T5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9">
        <office:forms form:automatic-focus="false" form:apply-design-mode="false"/>
        <draw:frame draw:style-name="gr7" draw:text-style-name="P14" draw:layer="layout" svg:width="24.892cm" svg:height="11.901cm" svg:x="1.524cm" svg:y="0.873cm">
          <draw:text-box>
            <text:p text:style-name="P12"><text:span text:style-name="T3">And wonders of His love,</text:span></text:p>
            <text:p text:style-name="P12"><text:span text:style-name="T3">And wonders of His love,</text:span></text:p>
            <text:p text:style-name="P7"><text:span text:style-name="T3">And wonders, wonders of His love.</text:span></text:p>
            <text:p text:style-name="P7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><text:s text:c="8"/></text:span><text:span text:style-name="T8"><text:s text:c="2"/></text:span><text:span text:style-name="T8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URW Gothic L" svg:font-family="'URW Gothic L'" style:font-adornments="Book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ography-background" style:family="presentation">
      <style:graphic-properties draw:stroke="none" draw:fill="bitmap" draw:fill-image-name="background" style:repeat="stretch"/>
      <style:text-properties style:letter-kerning="true"/>
    </style:style>
    <style:style style:name="to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ograph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opography-outline1" style:family="presentation">
      <style:graphic-properties draw:stroke="none" draw:fill="none" draw:auto-grow-height="false" draw:fit-to-size="shrink-to-fit" style:shrink-to-fit="true">
        <text:list-style style:name="to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ography-outline2" style:family="presentation" style:parent-style-name="topography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topography-outline3" style:family="presentation" style:parent-style-name="topography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topography-outline4" style:family="presentation" style:parent-style-name="topography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opography-outline5" style:family="presentation" style:parent-style-name="topography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opography-outline6" style:family="presentation" style:parent-style-name="topography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opography-outline7" style:family="presentation" style:parent-style-name="topography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opography-outline8" style:family="presentation" style:parent-style-name="topography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opography-outline9" style:family="presentation" style:parent-style-name="topography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opography-subtitle" style:family="presentation">
      <style:graphic-properties draw:stroke="none" draw:fill="none" draw:textarea-vertical-align="middle">
        <text:list-style style:name="to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ography-title" style:family="presentation">
      <style:graphic-properties draw:stroke="none" draw:fill="none" draw:textarea-vertical-align="middle">
        <text:list-style style:name="to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RW Gothic L" fo:font-family="'URW Gothic L'" style:font-style-name="Book" style:font-family-generic="swiss" style:font-pitch="variable" fo:font-size="67.1999969482422pt" fo:font-style="normal" fo:text-shadow="none" style:text-underline-style="none" fo:font-weight="35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opography-backgroundobjects">
      <style:graphic-properties draw:stroke="none" draw:fill="none" draw:fill-color="#ffffff" draw:auto-grow-height="false" fo:min-height="1.449cm"/>
    </style:style>
    <style:style style:name="Mpr5" style:family="presentation" style:parent-style-name="topography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ograph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ography" style:page-layout-name="PM1" draw:style-name="Mdp1">
      <office:forms form:automatic-focus="false" form:apply-design-mode="false"/>
      <draw:frame draw:style-name="Mgr3" draw:text-style-name="MP7" draw:layer="backgroundobjects" svg:width="28cm" svg:height="15.749cm" svg:x="0cm" svg:y="0cm">
        <draw:image xlink:href="Pictures/10000201000006CB000003E6835DAE499DF01AFA.png" xlink:type="simple" xlink:show="embed" xlink:actuate="onLoad" loext:mime-type="image/png">
          <text:p/>
        </draw:image>
      </draw:frame>
      <draw:frame presentation:style-name="topography-title" draw:layer="backgroundobjects" svg:width="25.199cm" svg:height="11.388cm" svg:x="1.4cm" svg:y="0.627cm" presentation:class="title" presentation:placeholder="true">
        <draw:text-box/>
      </draw:frame>
      <draw:frame presentation:style-name="topography-outline1" draw:layer="backgroundobjects" svg:width="25.199cm" svg:height="0.602cm" svg:x="1.4cm" svg:y="13.476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opography-title" draw:layer="backgroundobjects" svg:width="15.265cm" svg:height="10.475cm" svg:x="3.161cm" svg:y="2.123cm" presentation:class="page"/>
        <draw:frame presentation:style-name="topograph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2-23T20:27:49.692000000</meta:creation-date>
    <dc:date>2019-01-16T23:06:44.461000000</dc:date>
    <meta:editing-duration>PT19M3S</meta:editing-duration>
    <meta:editing-cycles>9</meta:editing-cycles>
    <meta:generator>LibreOffice/6.1.3.2$Windows_X86_64 LibreOffice_project/86daf60bf00efa86ad547e59e09d6bb77c699acb</meta:generator>
    <meta:document-statistic meta:object-count="168"/>
  </office:meta>
</office:document-meta>
</file>